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898cm" fo:min-width="1.848cm"/>
    </style:style>
    <style:style style:name="gr2" style:family="graphic" style:parent-style-name="standard">
      <style:graphic-properties draw:textarea-horizontal-align="justify" draw:textarea-vertical-align="middle" draw:auto-grow-height="false" fo:min-height="1.386cm" fo:min-width="1.675cm"/>
    </style:style>
    <style:style style:name="gr3" style:family="graphic" style:parent-style-name="standard">
      <style:graphic-properties draw:textarea-horizontal-align="justify" draw:textarea-vertical-align="middle" draw:auto-grow-height="false" fo:min-height="1.014cm" fo:min-width="4.1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27.5cm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7.5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7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textarea-vertical-align="middle" draw:auto-grow-height="false" fo:min-height="1.15cm" fo:min-width="1.3cm"/>
    </style:style>
    <style:style style:name="gr13" style:family="graphic" style:parent-style-name="standard">
      <style:graphic-properties draw:textarea-horizontal-align="justify" draw:textarea-vertical-align="middle" draw:auto-grow-height="false" fo:min-height="0.975cm" fo:min-width="0.249cm"/>
    </style:style>
    <style:style style:name="gr14" style:family="graphic" style:parent-style-name="standard">
      <style:graphic-properties draw:textarea-horizontal-align="justify" draw:textarea-vertical-align="middle" draw:auto-grow-height="false" fo:min-height="0.977cm" fo:min-width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353cm"/>
    </style:style>
    <style:style style:name="gr16" style:family="graphic" style:parent-style-name="standard">
      <style:graphic-properties draw:textarea-vertical-align="middle" draw:auto-grow-height="false" fo:min-height="0.558cm" fo:min-width="1.396cm"/>
    </style:style>
    <style:style style:name="gr17" style:family="graphic" style:parent-style-name="standard">
      <style:graphic-properties draw:textarea-vertical-align="middle" draw:auto-grow-height="false" fo:min-height="0.434cm" fo:min-width="1.13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6cm" svg:height="9.4cm" svg:x="8.9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83cm" svg:height="2.92cm" draw:transform="rotate (-1.57934844012967) translate (22.853cm 2.7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4.8cm" svg:height="1.4cm" svg:x="19.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1.4cm" svg:x="14.2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623cm" svg:height="0.962cm" svg:x="20.077cm" svg:y="4.1cm">
          <draw:text-box>
            <text:p>Turbine</text:p>
          </draw:text-box>
        </draw:frame>
        <draw:frame draw:style-name="gr4" draw:text-style-name="P2" draw:layer="layout" svg:width="2.157cm" svg:height="0.962cm" svg:x="15.4cm" svg:y="11.738cm">
          <draw:text-box>
            <text:p>Pump</text:p>
          </draw:text-box>
        </draw:frame>
        <draw:frame draw:style-name="gr4" draw:text-style-name="P2" draw:layer="layout" svg:width="3.597cm" svg:height="0.962cm" svg:x="19.8cm" svg:y="8.738cm">
          <draw:text-box>
            <text:p>Condenser</text:p>
          </draw:text-box>
        </draw:frame>
        <draw:frame draw:style-name="gr4" draw:text-style-name="P4" draw:layer="layout" svg:width="5.574cm" svg:height="1.673cm" svg:x="7.3cm" svg:y="0.327cm">
          <draw:text-box>
            <text:p text:style-name="P3">Heat Exchanger 1</text:p>
            <text:p text:style-name="P1">(Boiler)</text:p>
          </draw:text-box>
        </draw:frame>
        <draw:line draw:style-name="gr5" draw:text-style-name="P5" draw:layer="layout" svg:x1="10.8cm" svg:y1="12.2cm" svg:x2="10.8cm" svg:y2="11.4cm">
          <text:p/>
        </draw:line>
        <draw:line draw:style-name="gr6" draw:text-style-name="P5" draw:layer="layout" svg:x1="14.2cm" svg:y1="12.2cm" svg:x2="10.8cm" svg:y2="12.2cm">
          <text:p/>
        </draw:line>
        <draw:line draw:style-name="gr6" draw:text-style-name="P5" draw:layer="layout" svg:x1="21.6cm" svg:y1="9.9cm" svg:x2="21.6cm" svg:y2="12.2cm">
          <text:p/>
        </draw:line>
        <draw:line draw:style-name="gr5" draw:text-style-name="P5" draw:layer="layout" svg:x1="21.6cm" svg:y1="12.2cm" svg:x2="19cm" svg:y2="12.2cm">
          <text:p/>
        </draw:line>
        <draw:line draw:style-name="gr6" draw:text-style-name="P5" draw:layer="layout" svg:x1="10.8cm" svg:y1="2.4cm" svg:x2="21.2cm" svg:y2="2.4cm">
          <text:p/>
        </draw:line>
        <draw:line draw:style-name="gr5" draw:text-style-name="P5" draw:layer="layout" svg:x1="21.2cm" svg:y1="2.4cm" svg:x2="21.2cm" svg:y2="3.2cm">
          <text:p/>
        </draw:line>
        <draw:line draw:style-name="gr6" draw:text-style-name="P5" draw:layer="layout" svg:x1="10.8cm" svg:y1="2.4cm" svg:x2="10.8cm" svg:y2="11.4cm">
          <text:p/>
        </draw:line>
        <draw:line draw:style-name="gr5" draw:text-style-name="P5" draw:layer="layout" svg:x1="21.4cm" svg:y1="6.2cm" svg:x2="21.4cm" svg:y2="8.5cm">
          <text:p/>
        </draw:line>
        <draw:custom-shape draw:style-name="gr7" draw:text-style-name="P1" draw:layer="layout" svg:width="28cm" svg:height="0.4cm" svg:x="0cm" svg:y="1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853cm" svg:height="0.962cm" svg:x="14.947cm" svg:y="1.438cm">
          <draw:text-box>
            <text:p>1</text:p>
          </draw:text-box>
        </draw:frame>
        <draw:frame draw:style-name="gr4" draw:text-style-name="P2" draw:layer="layout" svg:width="0.853cm" svg:height="0.962cm" svg:x="21.448cm" svg:y="6.638cm">
          <draw:text-box>
            <text:p>2</text:p>
          </draw:text-box>
        </draw:frame>
        <draw:frame draw:style-name="gr4" draw:text-style-name="P2" draw:layer="layout" svg:width="0.853cm" svg:height="0.962cm" svg:x="21.649cm" svg:y="10.538cm">
          <draw:text-box>
            <text:p>3</text:p>
          </draw:text-box>
        </draw:frame>
        <draw:frame draw:style-name="gr4" draw:text-style-name="P2" draw:layer="layout" svg:width="0.853cm" svg:height="0.962cm" svg:x="12.55cm" svg:y="11.238cm">
          <draw:text-box>
            <text:p>4</text:p>
          </draw:text-box>
        </draw:frame>
        <draw:custom-shape draw:style-name="gr8" draw:text-style-name="P1" draw:layer="layout" svg:width="4.8cm" svg:height="2.2cm" svg:x="1.6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058cm" svg:height="1.673cm" svg:x="2cm" svg:y="6.038cm">
          <draw:text-box>
            <text:p text:style-name="P1">Heat </text:p>
            <text:p text:style-name="P1">Exchanger 2</text:p>
          </draw:text-box>
        </draw:frame>
        <draw:line draw:style-name="gr6" draw:text-style-name="P5" draw:layer="layout" svg:x1="9.8cm" svg:y1="11.4cm" svg:x2="9.8cm" svg:y2="2.4cm">
          <text:p/>
        </draw:line>
        <draw:line draw:style-name="gr6" draw:text-style-name="P5" draw:layer="layout" svg:x1="9.8cm" svg:y1="2.4cm" svg:x2="4cm" svg:y2="2.4cm">
          <text:p/>
        </draw:line>
        <draw:line draw:style-name="gr5" draw:text-style-name="P5" draw:layer="layout" svg:x1="4cm" svg:y1="2.4cm" svg:x2="4cm" svg:y2="5.8cm">
          <text:p/>
        </draw:line>
        <draw:frame draw:style-name="gr4" draw:text-style-name="P2" draw:layer="layout" svg:width="0.853cm" svg:height="0.962cm" svg:x="9.751cm" svg:y="12.438cm">
          <draw:text-box>
            <text:p>5</text:p>
          </draw:text-box>
        </draw:frame>
        <draw:frame draw:style-name="gr4" draw:text-style-name="P2" draw:layer="layout" svg:width="0.853cm" svg:height="0.962cm" svg:x="3.9cm" svg:y="3.238cm">
          <draw:text-box>
            <text:p>6</text:p>
          </draw:text-box>
        </draw:frame>
        <draw:frame draw:style-name="gr4" draw:text-style-name="P2" draw:layer="layout" svg:width="0.853cm" svg:height="0.962cm" svg:x="3.901cm" svg:y="10.438cm">
          <draw:text-box>
            <text:p>7</text:p>
          </draw:text-box>
        </draw:frame>
        <draw:custom-shape draw:style-name="gr9" draw:text-style-name="P1" draw:layer="layout" svg:width="28cm" svg:height="0.9cm" svg:x="0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86cm" svg:height="0.962cm" svg:x="11.901cm" svg:y="15.938cm">
          <draw:text-box>
            <text:p>Caprock</text:p>
          </draw:text-box>
        </draw:frame>
        <draw:line draw:style-name="gr5" draw:text-style-name="P5" draw:layer="layout" svg:x1="9.8cm" svg:y1="17.4cm" svg:x2="9.8cm" svg:y2="11.4cm">
          <text:p/>
        </draw:line>
        <draw:custom-shape draw:style-name="gr10" draw:text-style-name="P1" draw:layer="layout" svg:width="28cm" svg:height="1.4cm" svg:x="0cm" svg:y="19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6cm" svg:height="0.962cm" svg:x="9.6cm" svg:y="20cm">
          <draw:text-box>
            <text:p text:style-name="P1">Conductive Heat Source</text:p>
          </draw:text-box>
        </draw:frame>
        <draw:custom-shape draw:style-name="gr12" draw:text-style-name="P1" draw:layer="layout" svg:width="1.8cm" svg:height="1.4cm" draw:transform="rotate (1.58580615836205) translate (12.111cm 19.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.8cm" svg:height="1.4cm" draw:transform="rotate (-1.41406575996581) translate (14.119cm 17.20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5" draw:layer="layout" svg:x1="4cm" svg:y1="8cm" svg:x2="4cm" svg:y2="17.6cm">
          <text:p/>
        </draw:line>
        <draw:custom-shape draw:style-name="gr12" draw:text-style-name="P1" draw:layer="layout" svg:width="1.8cm" svg:height="1.4cm" draw:transform="rotate (1.58580615836205) translate (24.899cm 19.2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.8cm" svg:height="1.4cm" draw:transform="rotate (-1.41406575996581) translate (26.907cm 17.27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.8cm" svg:height="1.4cm" draw:transform="rotate (1.58580615836205) translate (0.255cm 19.2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.8cm" svg:height="1.4cm" draw:transform="rotate (-1.41406575996581) translate (2.263cm 17.2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497cm" svg:height="1.4cm" svg:x="25.603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0.853cm" svg:height="0.962cm" svg:x="12.803cm" svg:y="17.842cm">
          <draw:text-box>
            <text:p>9</text:p>
          </draw:text-box>
        </draw:frame>
        <draw:custom-shape draw:style-name="gr14" draw:text-style-name="P1" draw:layer="layout" svg:width="1.499cm" svg:height="1.401cm" svg:x="1.401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" draw:layer="layout" svg:width="1.597cm" svg:height="1.673cm" svg:x="1.603cm" svg:y="19.896cm">
          <draw:text-box>
            <text:p>10</text:p>
          </draw:text-box>
        </draw:frame>
        <draw:custom-shape draw:style-name="gr16" draw:text-style-name="P1" draw:layer="layout" svg:width="2.888cm" svg:height="1.98cm" draw:transform="rotate (0.779987642716266) translate (19.697cm 18.5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97cm" svg:height="1.4cm" svg:x="17.503cm" svg:y="19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497cm" svg:height="1.4cm" svg:x="7.8cm" svg:y="1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0.853cm" svg:height="0.962cm" svg:x="21.3cm" svg:y="17.6cm">
          <draw:text-box>
            <text:p>8</text:p>
          </draw:text-box>
        </draw:frame>
        <draw:custom-shape draw:style-name="gr17" draw:text-style-name="P1" draw:layer="layout" svg:width="2.487cm" svg:height="1.68cm" draw:transform="rotate (2.25269646554908) translate (6.863cm 19.8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8" draw:text-style-name="P8" draw:layer="layout" svg:width="3.842cm" svg:height="1.362cm" svg:x="14.6cm" svg:y="6.2cm">
          <draw:text-box>
            <text:p text:style-name="P7"><text:span text:style-name="T1">Propane</text:span></text:p>
          </draw:text-box>
        </draw:frame>
        <draw:frame draw:style-name="gr18" draw:text-style-name="P8" draw:layer="layout" svg:width="3.842cm" svg:height="1.362cm" svg:x="5.058cm" svg:y="8.838cm">
          <draw:text-box>
            <text:p text:style-name="P7"><text:span text:style-name="T1">B</text:span><text:span text:style-name="T1">r</text:span><text:span text:style-name="T1">i</text:span><text:span text:style-name="T1">n</text:span><text:span text:style-name="T1">e</text:span></text:p>
          </draw:text-box>
        </draw:frame>
        <draw:custom-shape draw:style-name="gr19" draw:text-style-name="P1" draw:layer="layout" svg:width="1.2cm" svg:height="0.6cm" svg:x="0.4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6.401cm" svg:y="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18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2cm" svg:height="0.6cm" svg:x="24.001cm" svg:y="8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0.925cm" svg:height="0.962cm" svg:x="0.4cm" svg:y="5.8cm">
          <draw:text-box>
            <text:p>A</text:p>
          </draw:text-box>
        </draw:frame>
        <draw:frame draw:style-name="gr4" draw:text-style-name="P2" draw:layer="layout" svg:width="0.925cm" svg:height="0.962cm" svg:x="6.501cm" svg:y="5.8cm">
          <draw:text-box>
            <text:p>B</text:p>
          </draw:text-box>
        </draw:frame>
        <draw:frame draw:style-name="gr4" draw:text-style-name="P2" draw:layer="layout" svg:width="0.959cm" svg:height="0.962cm" svg:x="18.075cm" svg:y="8cm">
          <draw:text-box>
            <text:p>C</text:p>
          </draw:text-box>
        </draw:frame>
        <draw:frame draw:style-name="gr4" draw:text-style-name="P2" draw:layer="layout" svg:width="0.959cm" svg:height="0.962cm" svg:x="23.976cm" svg:y="8cm">
          <draw:text-box>
            <text:p>D</text:p>
          </draw:text-box>
        </draw:frame>
        <draw:line draw:style-name="gr5" draw:text-style-name="P5" draw:layer="layout" svg:x1="17.1cm" svg:y1="14.6cm" svg:x2="17.1cm" svg:y2="15.8cm">
          <text:p/>
        </draw:line>
        <draw:line draw:style-name="gr5" draw:text-style-name="P5" draw:layer="layout" svg:x1="17.7cm" svg:y1="14.6cm" svg:x2="17.7cm" svg:y2="15.8cm">
          <text:p/>
        </draw:line>
        <draw:line draw:style-name="gr5" draw:text-style-name="P5" draw:layer="layout" svg:x1="18.3cm" svg:y1="14.6cm" svg:x2="18.3cm" svg:y2="15.8cm">
          <text:p/>
        </draw:line>
        <draw:line draw:style-name="gr5" draw:text-style-name="P5" draw:layer="layout" svg:x1="18.9cm" svg:y1="14.6cm" svg:x2="18.9cm" svg:y2="15.8cm">
          <text:p/>
        </draw:line>
        <draw:frame draw:style-name="gr4" draw:text-style-name="P2" draw:layer="layout" svg:width="7.86cm" svg:height="0.962cm" svg:x="19.34cm" svg:y="14.738cm">
          <draw:text-box>
            <text:p>Cold water recharge (rain)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c001e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0:17:40.505577385</meta:creation-date>
    <dc:date>2017-09-24T13:41:55.312682217</dc:date>
    <meta:editing-duration>PT2H52M46S</meta:editing-duration>
    <meta:editing-cycles>4</meta:editing-cycles>
    <meta:generator>LibreOffice/5.1.6.2$Linux_X86_64 LibreOffice_project/10m0$Build-2</meta:generator>
    <meta:document-statistic meta:object-count="88"/>
  </office:meta>
</office:document-meta>
</file>